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51-100</text:p>
          </table:table-cell>
          <table:table-cell table:formula="of:=[.B115]" office:value-type="float" office:value="355077.653061225" calcext:value-type="float">
            <text:p>355077,653061225</text:p>
          </table:table-cell>
          <table:table-cell table:formula="of:=[.G115]" office:value-type="float" office:value="1748609.79166667" calcext:value-type="float">
            <text:p>1748609,79166667</text:p>
          </table:table-cell>
          <table:table-cell table:formula="of:=[.L115]" office:value-type="float" office:value="77578.96" calcext:value-type="float">
            <text:p>77578,96</text:p>
          </table:table-cell>
          <table:table-cell/>
          <table:table-cell table:formula="of:=[.C115]" office:value-type="float" office:value="274.06" calcext:value-type="float">
            <text:p>274,06</text:p>
          </table:table-cell>
          <table:table-cell table:formula="of:=[.H115]" office:value-type="float" office:value="231.408" calcext:value-type="float">
            <text:p>231,408</text:p>
          </table:table-cell>
          <table:table-cell table:formula="of:=[.M115]" office:value-type="float" office:value="248.698" calcext:value-type="float">
            <text:p>248,698</text:p>
          </table:table-cell>
          <table:table-cell/>
          <table:table-cell table:formula="of:=[.D115]" office:value-type="float" office:value="0.726" calcext:value-type="float">
            <text:p>0,726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3.9" calcext:value-type="float">
            <text:p>3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dev 51-100</text:p>
          </table:table-cell>
          <table:table-cell table:formula="of:=[.B116]" office:value-type="float" office:value="248624.216954476" calcext:value-type="float">
            <text:p>248624,216954476</text:p>
          </table:table-cell>
          <table:table-cell table:formula="of:=[.G116]" office:value-type="float" office:value="2657683.79505221" calcext:value-type="float">
            <text:p>2657683,79505221</text:p>
          </table:table-cell>
          <table:table-cell table:formula="of:=[.L116]" office:value-type="float" office:value="58869.5378527673" calcext:value-type="float">
            <text:p>58869,5378527673</text:p>
          </table:table-cell>
          <table:table-cell/>
          <table:table-cell table:formula="of:=[.C116]" office:value-type="float" office:value="38.3016709818253" calcext:value-type="float">
            <text:p>38,3016709818253</text:p>
          </table:table-cell>
          <table:table-cell table:formula="of:=[.H116]" office:value-type="float" office:value="32.4852264267928" calcext:value-type="float">
            <text:p>32,4852264267928</text:p>
          </table:table-cell>
          <table:table-cell table:formula="of:=[.M116]" office:value-type="float" office:value="44.8505495618504" calcext:value-type="float">
            <text:p>44,8505495618504</text:p>
          </table:table-cell>
          <table:table-cell/>
          <table:table-cell table:formula="of:=[.D116]" office:value-type="float" office:value="0.0438634243989226" calcext:value-type="float">
            <text:p>0,043863424398923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8173" calcext:value-type="float">
            <text:p>2418173</text:p>
          </table:table-cell>
          <table:table-cell office:value-type="float" office:value="200" calcext:value-type="float">
            <text:p>20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5688" calcext:value-type="float">
            <text:p>2625688</text:p>
          </table:table-cell>
          <table:table-cell office:value-type="float" office:value="186.7" calcext:value-type="float">
            <text:p>186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163" calcext:value-type="float">
            <text:p>42163</text:p>
          </table:table-cell>
          <table:table-cell office:value-type="float" office:value="262.5" calcext:value-type="float">
            <text:p>262,5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7891" calcext:value-type="float">
            <text:p>727891</text:p>
          </table:table-cell>
          <table:table-cell office:value-type="float" office:value="296" calcext:value-type="float">
            <text:p>29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8142" calcext:value-type="float">
            <text:p>1228142</text:p>
          </table:table-cell>
          <table:table-cell office:value-type="float" office:value="166" calcext:value-type="float">
            <text:p>166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255" calcext:value-type="float">
            <text:p>88255</text:p>
          </table:table-cell>
          <table:table-cell office:value-type="float" office:value="276" calcext:value-type="float">
            <text:p>27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9790" calcext:value-type="float">
            <text:p>489790</text:p>
          </table:table-cell>
          <table:table-cell office:value-type="float" office:value="297" calcext:value-type="float">
            <text:p>29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3338" calcext:value-type="float">
            <text:p>603338</text:p>
          </table:table-cell>
          <table:table-cell office:value-type="float" office:value="178" calcext:value-type="float">
            <text:p>178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425" calcext:value-type="float">
            <text:p>88425</text:p>
          </table:table-cell>
          <table:table-cell office:value-type="float" office:value="332" calcext:value-type="float">
            <text:p>332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8143" calcext:value-type="float">
            <text:p>388143</text:p>
          </table:table-cell>
          <table:table-cell office:value-type="float" office:value="324" calcext:value-type="float">
            <text:p>32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31994" calcext:value-type="float">
            <text:p>1731994</text:p>
          </table:table-cell>
          <table:table-cell office:value-type="float" office:value="188" calcext:value-type="float">
            <text:p>18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7927" calcext:value-type="float">
            <text:p>87927</text:p>
          </table:table-cell>
          <table:table-cell office:value-type="float" office:value="319" calcext:value-type="float">
            <text:p>319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284" calcext:value-type="float">
            <text:p>88284</text:p>
          </table:table-cell>
          <table:table-cell office:value-type="float" office:value="306" calcext:value-type="float">
            <text:p>30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9100" calcext:value-type="float">
            <text:p>759100</text:p>
          </table:table-cell>
          <table:table-cell office:value-type="float" office:value="193" calcext:value-type="float">
            <text:p>19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633" calcext:value-type="float">
            <text:p>14633</text:p>
          </table:table-cell>
          <table:table-cell office:value-type="float" office:value="284" calcext:value-type="float">
            <text:p>284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5336" calcext:value-type="float">
            <text:p>485336</text:p>
          </table:table-cell>
          <table:table-cell office:value-type="float" office:value="295" calcext:value-type="float">
            <text:p>29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86537" calcext:value-type="float">
            <text:p>1886537</text:p>
          </table:table-cell>
          <table:table-cell office:value-type="float" office:value="265" calcext:value-type="float">
            <text:p>26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297" calcext:value-type="float">
            <text:p>101297</text:p>
          </table:table-cell>
          <table:table-cell office:value-type="float" office:value="183" calcext:value-type="float">
            <text:p>183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0764" calcext:value-type="float">
            <text:p>290764</text:p>
          </table:table-cell>
          <table:table-cell office:value-type="float" office:value="322" calcext:value-type="float">
            <text:p>32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00889" calcext:value-type="float">
            <text:p>1400889</text:p>
          </table:table-cell>
          <table:table-cell office:value-type="float" office:value="182.2" calcext:value-type="float">
            <text:p>182,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372" calcext:value-type="float">
            <text:p>14372</text:p>
          </table:table-cell>
          <table:table-cell office:value-type="float" office:value="196" calcext:value-type="float">
            <text:p>196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8220" calcext:value-type="float">
            <text:p>418220</text:p>
          </table:table-cell>
          <table:table-cell office:value-type="float" office:value="300" calcext:value-type="float">
            <text:p>3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2557" calcext:value-type="float">
            <text:p>212557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1008" calcext:value-type="float">
            <text:p>61008</text:p>
          </table:table-cell>
          <table:table-cell office:value-type="float" office:value="245" calcext:value-type="float">
            <text:p>245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3393" calcext:value-type="float">
            <text:p>483393</text:p>
          </table:table-cell>
          <table:table-cell office:value-type="float" office:value="244" calcext:value-type="float">
            <text:p>24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25104" calcext:value-type="float">
            <text:p>1025104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602" calcext:value-type="float">
            <text:p>80602</text:p>
          </table:table-cell>
          <table:table-cell office:value-type="float" office:value="192.1" calcext:value-type="float">
            <text:p>192,1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125" calcext:value-type="float">
            <text:p>310125</text:p>
          </table:table-cell>
          <table:table-cell office:value-type="float" office:value="230.7" calcext:value-type="float">
            <text:p>230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735143" calcext:value-type="float">
            <text:p>3735143</text:p>
          </table:table-cell>
          <table:table-cell office:value-type="float" office:value="167" calcext:value-type="float">
            <text:p>16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4364" calcext:value-type="float">
            <text:p>74364</text:p>
          </table:table-cell>
          <table:table-cell office:value-type="float" office:value="250" calcext:value-type="float">
            <text:p>250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6275" calcext:value-type="float">
            <text:p>376275</text:p>
          </table:table-cell>
          <table:table-cell office:value-type="float" office:value="232" calcext:value-type="float">
            <text:p>23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74632" calcext:value-type="float">
            <text:p>1774632</text:p>
          </table:table-cell>
          <table:table-cell office:value-type="float" office:value="172.3" calcext:value-type="float">
            <text:p>172,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6124" calcext:value-type="float">
            <text:p>136124</text:p>
          </table:table-cell>
          <table:table-cell office:value-type="float" office:value="223" calcext:value-type="float">
            <text:p>223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3036" calcext:value-type="float">
            <text:p>283036</text:p>
          </table:table-cell>
          <table:table-cell office:value-type="float" office:value="325" calcext:value-type="float">
            <text:p>32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43235" calcext:value-type="float">
            <text:p>1243235</text:p>
          </table:table-cell>
          <table:table-cell office:value-type="float" office:value="178" calcext:value-type="float">
            <text:p>178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2921" calcext:value-type="float">
            <text:p>122921</text:p>
          </table:table-cell>
          <table:table-cell office:value-type="float" office:value="207" calcext:value-type="float">
            <text:p>207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3889" calcext:value-type="float">
            <text:p>133889</text:p>
          </table:table-cell>
          <table:table-cell office:value-type="float" office:value="308" calcext:value-type="float">
            <text:p>30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41898" calcext:value-type="float">
            <text:p>841898</text:p>
          </table:table-cell>
          <table:table-cell office:value-type="float" office:value="186" calcext:value-type="float">
            <text:p>186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5008" calcext:value-type="float">
            <text:p>85008</text:p>
          </table:table-cell>
          <table:table-cell office:value-type="float" office:value="197" calcext:value-type="float">
            <text:p>197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4586" calcext:value-type="float">
            <text:p>1094586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72243" calcext:value-type="float">
            <text:p>1472243</text:p>
          </table:table-cell>
          <table:table-cell office:value-type="float" office:value="182" calcext:value-type="float">
            <text:p>182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6479" calcext:value-type="float">
            <text:p>66479</text:p>
          </table:table-cell>
          <table:table-cell office:value-type="float" office:value="130" calcext:value-type="float">
            <text:p>130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8116" calcext:value-type="float">
            <text:p>728116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0184" calcext:value-type="float">
            <text:p>220184</text:p>
          </table:table-cell>
          <table:table-cell office:value-type="float" office:value="197" calcext:value-type="float">
            <text:p>197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2252" calcext:value-type="float">
            <text:p>62252</text:p>
          </table:table-cell>
          <table:table-cell office:value-type="float" office:value="137.6" calcext:value-type="float">
            <text:p>137,6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3525" calcext:value-type="float">
            <text:p>123525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69566" calcext:value-type="float">
            <text:p>1969566</text:p>
          </table:table-cell>
          <table:table-cell office:value-type="float" office:value="181" calcext:value-type="float">
            <text:p>18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0225" calcext:value-type="float">
            <text:p>50225</text:p>
          </table:table-cell>
          <table:table-cell office:value-type="float" office:value="197" calcext:value-type="float">
            <text:p>197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2334" calcext:value-type="float">
            <text:p>242334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28238" calcext:value-type="float">
            <text:p>828238</text:p>
          </table:table-cell>
          <table:table-cell office:value-type="float" office:value="179" calcext:value-type="float">
            <text:p>179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271" calcext:value-type="float">
            <text:p>36271</text:p>
          </table:table-cell>
          <table:table-cell office:value-type="float" office:value="174" calcext:value-type="float">
            <text:p>174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5188" calcext:value-type="float">
            <text:p>225188</text:p>
          </table:table-cell>
          <table:table-cell office:value-type="float" office:value="267.3" calcext:value-type="float">
            <text:p>267,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20027" calcext:value-type="float">
            <text:p>2420027</text:p>
          </table:table-cell>
          <table:table-cell office:value-type="float" office:value="187" calcext:value-type="float">
            <text:p>187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8102" calcext:value-type="float">
            <text:p>98102</text:p>
          </table:table-cell>
          <table:table-cell office:value-type="float" office:value="176.2" calcext:value-type="float">
            <text:p>176,2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0888" calcext:value-type="float">
            <text:p>37088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47356" calcext:value-type="float">
            <text:p>847356</text:p>
          </table:table-cell>
          <table:table-cell office:value-type="float" office:value="182.2" calcext:value-type="float">
            <text:p>182,2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2265" calcext:value-type="float">
            <text:p>72265</text:p>
          </table:table-cell>
          <table:table-cell office:value-type="float" office:value="171" calcext:value-type="float">
            <text:p>171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0628" calcext:value-type="float">
            <text:p>480628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60189" calcext:value-type="float">
            <text:p>860189</text:p>
          </table:table-cell>
          <table:table-cell office:value-type="float" office:value="182" calcext:value-type="float">
            <text:p>182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6564" calcext:value-type="float">
            <text:p>86564</text:p>
          </table:table-cell>
          <table:table-cell office:value-type="float" office:value="169" calcext:value-type="float">
            <text:p>16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0613" calcext:value-type="float">
            <text:p>610613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33611" calcext:value-type="float">
            <text:p>1433611</text:p>
          </table:table-cell>
          <table:table-cell office:value-type="float" office:value="190" calcext:value-type="float">
            <text:p>19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5955" calcext:value-type="float">
            <text:p>95955</text:p>
          </table:table-cell>
          <table:table-cell office:value-type="float" office:value="177" calcext:value-type="float">
            <text:p>177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7722" calcext:value-type="float">
            <text:p>377722</text:p>
          </table:table-cell>
          <table:table-cell office:value-type="float" office:value="269.3" calcext:value-type="float">
            <text:p>269,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47371" calcext:value-type="float">
            <text:p>1647371</text:p>
          </table:table-cell>
          <table:table-cell office:value-type="float" office:value="201" calcext:value-type="float">
            <text:p>201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7607" calcext:value-type="float">
            <text:p>67607</text:p>
          </table:table-cell>
          <table:table-cell office:value-type="float" office:value="169" calcext:value-type="float">
            <text:p>169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8771" calcext:value-type="float">
            <text:p>168771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19316" calcext:value-type="float">
            <text:p>419316</text:p>
          </table:table-cell>
          <table:table-cell office:value-type="float" office:value="214.9" calcext:value-type="float">
            <text:p>214,9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081" calcext:value-type="float">
            <text:p>30081</text:p>
          </table:table-cell>
          <table:table-cell office:value-type="float" office:value="208.9" calcext:value-type="float">
            <text:p>208,9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1201" calcext:value-type="float">
            <text:p>351201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76874" calcext:value-type="float">
            <text:p>976874</text:p>
          </table:table-cell>
          <table:table-cell office:value-type="float" office:value="198" calcext:value-type="float">
            <text:p>198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6205" calcext:value-type="float">
            <text:p>96205</text:p>
          </table:table-cell>
          <table:table-cell office:value-type="float" office:value="239" calcext:value-type="float">
            <text:p>239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25913" calcext:value-type="float">
            <text:p>725913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87534" calcext:value-type="float">
            <text:p>187534</text:p>
          </table:table-cell>
          <table:table-cell office:value-type="float" office:value="205" calcext:value-type="float">
            <text:p>205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2483" calcext:value-type="float">
            <text:p>72483</text:p>
          </table:table-cell>
          <table:table-cell office:value-type="float" office:value="262" calcext:value-type="float">
            <text:p>262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8968" calcext:value-type="float">
            <text:p>638968</text:p>
          </table:table-cell>
          <table:table-cell office:value-type="float" office:value="211" calcext:value-type="float">
            <text:p>21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45734" calcext:value-type="float">
            <text:p>1145734</text:p>
          </table:table-cell>
          <table:table-cell office:value-type="float" office:value="204" calcext:value-type="float">
            <text:p>204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6797" calcext:value-type="float">
            <text:p>76797</text:p>
          </table:table-cell>
          <table:table-cell office:value-type="float" office:value="191" calcext:value-type="float">
            <text:p>191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6340" calcext:value-type="float">
            <text:p>446340</text:p>
          </table:table-cell>
          <table:table-cell office:value-type="float" office:value="207" calcext:value-type="float">
            <text:p>20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402167" calcext:value-type="float">
            <text:p>2402167</text:p>
          </table:table-cell>
          <table:table-cell office:value-type="float" office:value="207" calcext:value-type="float">
            <text:p>207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0986" calcext:value-type="float">
            <text:p>40986</text:p>
          </table:table-cell>
          <table:table-cell office:value-type="float" office:value="177" calcext:value-type="float">
            <text:p>177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5346" calcext:value-type="float">
            <text:p>325346</text:p>
          </table:table-cell>
          <table:table-cell office:value-type="float" office:value="224" calcext:value-type="float">
            <text:p>22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591616" calcext:value-type="float">
            <text:p>4591616</text:p>
          </table:table-cell>
          <table:table-cell office:value-type="float" office:value="215.8" calcext:value-type="float">
            <text:p>215,8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6736" calcext:value-type="float">
            <text:p>116736</text:p>
          </table:table-cell>
          <table:table-cell office:value-type="float" office:value="177.2" calcext:value-type="float">
            <text:p>177,2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5339" calcext:value-type="float">
            <text:p>455339</text:p>
          </table:table-cell>
          <table:table-cell office:value-type="float" office:value="235.6" calcext:value-type="float">
            <text:p>235,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574151" calcext:value-type="float">
            <text:p>3574151</text:p>
          </table:table-cell>
          <table:table-cell office:value-type="float" office:value="185" calcext:value-type="float">
            <text:p>185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065" calcext:value-type="float">
            <text:p>30065</text:p>
          </table:table-cell>
          <table:table-cell office:value-type="float" office:value="184" calcext:value-type="float">
            <text:p>184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2092" calcext:value-type="float">
            <text:p>652092</text:p>
          </table:table-cell>
          <table:table-cell office:value-type="float" office:value="284" calcext:value-type="float">
            <text:p>28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84143" calcext:value-type="float">
            <text:p>784143</text:p>
          </table:table-cell>
          <table:table-cell office:value-type="float" office:value="188" calcext:value-type="float">
            <text:p>18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2263" calcext:value-type="float">
            <text:p>62263</text:p>
          </table:table-cell>
          <table:table-cell office:value-type="float" office:value="164.4" calcext:value-type="float">
            <text:p>164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8668" calcext:value-type="float">
            <text:p>368668</text:p>
          </table:table-cell>
          <table:table-cell office:value-type="float" office:value="267" calcext:value-type="float">
            <text:p>26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175038" calcext:value-type="float">
            <text:p>2175038</text:p>
          </table:table-cell>
          <table:table-cell office:value-type="float" office:value="226" calcext:value-type="float">
            <text:p>22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9224" calcext:value-type="float">
            <text:p>139224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9078" calcext:value-type="float">
            <text:p>69078</text:p>
          </table:table-cell>
          <table:table-cell office:value-type="float" office:value="210" calcext:value-type="float">
            <text:p>21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680604" calcext:value-type="float">
            <text:p>3680604</text:p>
          </table:table-cell>
          <table:table-cell office:value-type="float" office:value="229" calcext:value-type="float">
            <text:p>22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2892" calcext:value-type="float">
            <text:p>92892</text:p>
          </table:table-cell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1609" calcext:value-type="float">
            <text:p>611609</text:p>
          </table:table-cell>
          <table:table-cell office:value-type="float" office:value="317" calcext:value-type="float">
            <text:p>31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793991" calcext:value-type="float">
            <text:p>1793991</text:p>
          </table:table-cell>
          <table:table-cell office:value-type="float" office:value="205.9" calcext:value-type="float">
            <text:p>205,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7986" calcext:value-type="float">
            <text:p>87986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8343" calcext:value-type="float">
            <text:p>198343</text:p>
          </table:table-cell>
          <table:table-cell office:value-type="float" office:value="318" calcext:value-type="float">
            <text:p>31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648129" calcext:value-type="float">
            <text:p>2648129</text:p>
          </table:table-cell>
          <table:table-cell office:value-type="float" office:value="258" calcext:value-type="float">
            <text:p>25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7235" calcext:value-type="float">
            <text:p>47235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7465" calcext:value-type="float">
            <text:p>137465</text:p>
          </table:table-cell>
          <table:table-cell office:value-type="float" office:value="296" calcext:value-type="float">
            <text:p>29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88762" calcext:value-type="float">
            <text:p>488762</text:p>
          </table:table-cell>
          <table:table-cell office:value-type="float" office:value="269" calcext:value-type="float">
            <text:p>26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4292" calcext:value-type="float">
            <text:p>124292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0429" calcext:value-type="float">
            <text:p>330429</text:p>
          </table:table-cell>
          <table:table-cell office:value-type="float" office:value="319" calcext:value-type="float">
            <text:p>31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1858" calcext:value-type="float">
            <text:p>921858</text:p>
          </table:table-cell>
          <table:table-cell office:value-type="float" office:value="250" calcext:value-type="float">
            <text:p>25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79015" calcext:value-type="float">
            <text:p>179015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1497" calcext:value-type="float">
            <text:p>421497</text:p>
          </table:table-cell>
          <table:table-cell office:value-type="float" office:value="288" calcext:value-type="float">
            <text:p>28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075928" calcext:value-type="float">
            <text:p>1075928</text:p>
          </table:table-cell>
          <table:table-cell office:value-type="float" office:value="240" calcext:value-type="float">
            <text:p>24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2631" calcext:value-type="float">
            <text:p>52631</text:p>
          </table:table-cell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9764" calcext:value-type="float">
            <text:p>139764</text:p>
          </table:table-cell>
          <table:table-cell office:value-type="float" office:value="310" calcext:value-type="float">
            <text:p>31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037240" calcext:value-type="float">
            <text:p>6037240</text:p>
          </table:table-cell>
          <table:table-cell office:value-type="float" office:value="236.6" calcext:value-type="float">
            <text:p>236,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942" calcext:value-type="float">
            <text:p>92942</text:p>
          </table:table-cell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6626" calcext:value-type="float">
            <text:p>336626</text:p>
          </table:table-cell>
          <table:table-cell office:value-type="float" office:value="299" calcext:value-type="float">
            <text:p>29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84224" calcext:value-type="float">
            <text:p>784224</text:p>
          </table:table-cell>
          <table:table-cell office:value-type="float" office:value="235" calcext:value-type="float">
            <text:p>23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3243" calcext:value-type="float">
            <text:p>83243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9474" calcext:value-type="float">
            <text:p>329474</text:p>
          </table:table-cell>
          <table:table-cell office:value-type="float" office:value="277" calcext:value-type="float">
            <text:p>27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190668" calcext:value-type="float">
            <text:p>3190668</text:p>
          </table:table-cell>
          <table:table-cell office:value-type="float" office:value="266" calcext:value-type="float">
            <text:p>26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5107" calcext:value-type="float">
            <text:p>75107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0682" calcext:value-type="float">
            <text:p>550682</text:p>
          </table:table-cell>
          <table:table-cell office:value-type="float" office:value="316" calcext:value-type="float">
            <text:p>31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76075" calcext:value-type="float">
            <text:p>776075</text:p>
          </table:table-cell>
          <table:table-cell office:value-type="float" office:value="193" calcext:value-type="float">
            <text:p>19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2064" calcext:value-type="float">
            <text:p>112064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05992" calcext:value-type="float">
            <text:p>1605992</text:p>
          </table:table-cell>
          <table:table-cell office:value-type="float" office:value="295" calcext:value-type="float">
            <text:p>29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75150" calcext:value-type="float">
            <text:p>675150</text:p>
          </table:table-cell>
          <table:table-cell office:value-type="float" office:value="171.3" calcext:value-type="float">
            <text:p>171,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15739" calcext:value-type="float">
            <text:p>115739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6399" calcext:value-type="float">
            <text:p>266399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45436" calcext:value-type="float">
            <text:p>445436</text:p>
          </table:table-cell>
          <table:table-cell office:value-type="float" office:value="201" calcext:value-type="float">
            <text:p>20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42913" calcext:value-type="float">
            <text:p>142913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8314" calcext:value-type="float">
            <text:p>438314</text:p>
          </table:table-cell>
          <table:table-cell office:value-type="float" office:value="276" calcext:value-type="float">
            <text:p>27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47020" calcext:value-type="float">
            <text:p>747020</text:p>
          </table:table-cell>
          <table:table-cell office:value-type="float" office:value="222" calcext:value-type="float">
            <text:p>22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843" calcext:value-type="float">
            <text:p>42843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8017" calcext:value-type="float">
            <text:p>338017</text:p>
          </table:table-cell>
          <table:table-cell office:value-type="float" office:value="227" calcext:value-type="float">
            <text:p>22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99626" calcext:value-type="float">
            <text:p>599626</text:p>
          </table:table-cell>
          <table:table-cell office:value-type="float" office:value="260" calcext:value-type="float">
            <text:p>26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90452" calcext:value-type="float">
            <text:p>190452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25615" calcext:value-type="float">
            <text:p>3825615</text:p>
          </table:table-cell>
          <table:table-cell office:value-type="float" office:value="242" calcext:value-type="float">
            <text:p>24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697636" calcext:value-type="float">
            <text:p>1697636</text:p>
          </table:table-cell>
          <table:table-cell office:value-type="float" office:value="255" calcext:value-type="float">
            <text:p>25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2699" calcext:value-type="float">
            <text:p>122699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9697" calcext:value-type="float">
            <text:p>229697</text:p>
          </table:table-cell>
          <table:table-cell office:value-type="float" office:value="245" calcext:value-type="float">
            <text:p>24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062248" calcext:value-type="float">
            <text:p>2062248</text:p>
          </table:table-cell>
          <table:table-cell office:value-type="float" office:value="192.1" calcext:value-type="float">
            <text:p>192,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4770" calcext:value-type="float">
            <text:p>54770</text:p>
          </table:table-cell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24811" calcext:value-type="float">
            <text:p>824811</text:p>
          </table:table-cell>
          <table:table-cell office:value-type="float" office:value="261" calcext:value-type="float">
            <text:p>26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121455" calcext:value-type="float">
            <text:p>2121455</text:p>
          </table:table-cell>
          <table:table-cell office:value-type="float" office:value="204" calcext:value-type="float">
            <text:p>20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5602" calcext:value-type="float">
            <text:p>85602</text:p>
          </table:table-cell>
          <table:table-cell office:value-type="float" office:value="275" calcext:value-type="float">
            <text:p>275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52095" calcext:value-type="float">
            <text:p>852095</text:p>
          </table:table-cell>
          <table:table-cell office:value-type="float" office:value="264" calcext:value-type="float">
            <text:p>26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49918" calcext:value-type="float">
            <text:p>1549918</text:p>
          </table:table-cell>
          <table:table-cell office:value-type="float" office:value="189" calcext:value-type="float">
            <text:p>18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9452" calcext:value-type="float">
            <text:p>69452</text:p>
          </table:table-cell>
          <table:table-cell office:value-type="float" office:value="295" calcext:value-type="float">
            <text:p>295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7790" calcext:value-type="float">
            <text:p>257790</text:p>
          </table:table-cell>
          <table:table-cell office:value-type="float" office:value="193" calcext:value-type="float">
            <text:p>19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101079" calcext:value-type="float">
            <text:p>1101079</text:p>
          </table:table-cell>
          <table:table-cell office:value-type="float" office:value="179" calcext:value-type="float">
            <text:p>17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6335" calcext:value-type="float">
            <text:p>36335</text:p>
          </table:table-cell>
          <table:table-cell office:value-type="float" office:value="295" calcext:value-type="float">
            <text:p>295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8399" calcext:value-type="float">
            <text:p>418399</text:p>
          </table:table-cell>
          <table:table-cell office:value-type="float" office:value="226.7" calcext:value-type="float">
            <text:p>226,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47043" calcext:value-type="float">
            <text:p>647043</text:p>
          </table:table-cell>
          <table:table-cell office:value-type="float" office:value="157" calcext:value-type="float">
            <text:p>15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672" calcext:value-type="float">
            <text:p>45672</text:p>
          </table:table-cell>
          <table:table-cell office:value-type="float" office:value="285.1" calcext:value-type="float">
            <text:p>285,1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8976" calcext:value-type="float">
            <text:p>168976</text:p>
          </table:table-cell>
          <table:table-cell office:value-type="float" office:value="248" calcext:value-type="float">
            <text:p>24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65854" calcext:value-type="float">
            <text:p>1765854</text:p>
          </table:table-cell>
          <table:table-cell office:value-type="float" office:value="163" calcext:value-type="float">
            <text:p>16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0101" calcext:value-type="float">
            <text:p>70101</text:p>
          </table:table-cell>
          <table:table-cell office:value-type="float" office:value="263" calcext:value-type="float">
            <text:p>263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8574" calcext:value-type="float">
            <text:p>138574</text:p>
          </table:table-cell>
          <table:table-cell office:value-type="float" office:value="238" calcext:value-type="float">
            <text:p>23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098895" calcext:value-type="float">
            <text:p>4098895</text:p>
          </table:table-cell>
          <table:table-cell office:value-type="float" office:value="198" calcext:value-type="float">
            <text:p>19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6459" calcext:value-type="float">
            <text:p>56459</text:p>
          </table:table-cell>
          <table:table-cell office:value-type="float" office:value="265" calcext:value-type="float">
            <text:p>265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24935" calcext:value-type="float">
            <text:p>624935</text:p>
          </table:table-cell>
          <table:table-cell office:value-type="float" office:value="242" calcext:value-type="float">
            <text:p>24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87212" calcext:value-type="float">
            <text:p>987212</text:p>
          </table:table-cell>
          <table:table-cell office:value-type="float" office:value="231.7" calcext:value-type="float">
            <text:p>231,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0164" calcext:value-type="float">
            <text:p>50164</text:p>
          </table:table-cell>
          <table:table-cell office:value-type="float" office:value="310" calcext:value-type="float">
            <text:p>310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5994" calcext:value-type="float">
            <text:p>85994</text:p>
          </table:table-cell>
          <table:table-cell office:value-type="float" office:value="203" calcext:value-type="float">
            <text:p>20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05903" calcext:value-type="float">
            <text:p>305903</text:p>
          </table:table-cell>
          <table:table-cell office:value-type="float" office:value="235" calcext:value-type="float">
            <text:p>23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4686" calcext:value-type="float">
            <text:p>94686</text:p>
          </table:table-cell>
          <table:table-cell office:value-type="float" office:value="325" calcext:value-type="float">
            <text:p>325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1576" calcext:value-type="float">
            <text:p>141576</text:p>
          </table:table-cell>
          <table:table-cell office:value-type="float" office:value="211" calcext:value-type="float">
            <text:p>21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017076" calcext:value-type="float">
            <text:p>6017076</text:p>
          </table:table-cell>
          <table:table-cell office:value-type="float" office:value="226" calcext:value-type="float">
            <text:p>22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9888" calcext:value-type="float">
            <text:p>39888</text:p>
          </table:table-cell>
          <table:table-cell office:value-type="float" office:value="302" calcext:value-type="float">
            <text:p>302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7952" calcext:value-type="float">
            <text:p>297952</text:p>
          </table:table-cell>
          <table:table-cell office:value-type="float" office:value="244.6" calcext:value-type="float">
            <text:p>244,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67122" calcext:value-type="float">
            <text:p>167122</text:p>
          </table:table-cell>
          <table:table-cell office:value-type="float" office:value="211" calcext:value-type="float">
            <text:p>21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7376" calcext:value-type="float">
            <text:p>107376</text:p>
          </table:table-cell>
          <table:table-cell office:value-type="float" office:value="272" calcext:value-type="float">
            <text:p>272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96782" calcext:value-type="float">
            <text:p>496782</text:p>
          </table:table-cell>
          <table:table-cell office:value-type="float" office:value="304" calcext:value-type="float">
            <text:p>30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189764" calcext:value-type="float">
            <text:p>1189764</text:p>
          </table:table-cell>
          <table:table-cell office:value-type="float" office:value="253" calcext:value-type="float">
            <text:p>25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3399" calcext:value-type="float">
            <text:p>63399</text:p>
          </table:table-cell>
          <table:table-cell office:value-type="float" office:value="216" calcext:value-type="float">
            <text:p>216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2933" calcext:value-type="float">
            <text:p>132933</text:p>
          </table:table-cell>
          <table:table-cell office:value-type="float" office:value="308" calcext:value-type="float">
            <text:p>30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36379" calcext:value-type="float">
            <text:p>1036379</text:p>
          </table:table-cell>
          <table:table-cell office:value-type="float" office:value="221" calcext:value-type="float">
            <text:p>22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4306" calcext:value-type="float">
            <text:p>54306</text:p>
          </table:table-cell>
          <table:table-cell office:value-type="float" office:value="206" calcext:value-type="float">
            <text:p>206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9021" calcext:value-type="float">
            <text:p>329021</text:p>
          </table:table-cell>
          <table:table-cell office:value-type="float" office:value="285" calcext:value-type="float">
            <text:p>28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433914" calcext:value-type="float">
            <text:p>1433914</text:p>
          </table:table-cell>
          <table:table-cell office:value-type="float" office:value="228" calcext:value-type="float">
            <text:p>22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869" calcext:value-type="float">
            <text:p>49869</text:p>
          </table:table-cell>
          <table:table-cell office:value-type="float" office:value="196" calcext:value-type="float">
            <text:p>196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0869" calcext:value-type="float">
            <text:p>260869</text:p>
          </table:table-cell>
          <table:table-cell office:value-type="float" office:value="282" calcext:value-type="float">
            <text:p>28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573623" calcext:value-type="float">
            <text:p>1573623</text:p>
          </table:table-cell>
          <table:table-cell office:value-type="float" office:value="210.9" calcext:value-type="float">
            <text:p>210,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5799" calcext:value-type="float">
            <text:p>65799</text:p>
          </table:table-cell>
          <table:table-cell office:value-type="float" office:value="215" calcext:value-type="float">
            <text:p>215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6907" calcext:value-type="float">
            <text:p>196907</text:p>
          </table:table-cell>
          <table:table-cell office:value-type="float" office:value="282" calcext:value-type="float">
            <text:p>28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883072" calcext:value-type="float">
            <text:p>1883072</text:p>
          </table:table-cell>
          <table:table-cell office:value-type="float" office:value="219" calcext:value-type="float">
            <text:p>21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0125" calcext:value-type="float">
            <text:p>90125</text:p>
          </table:table-cell>
          <table:table-cell office:value-type="float" office:value="314" calcext:value-type="float">
            <text:p>314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70003" calcext:value-type="float">
            <text:p>470003</text:p>
          </table:table-cell>
          <table:table-cell office:value-type="float" office:value="306" calcext:value-type="float">
            <text:p>30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79692" calcext:value-type="float">
            <text:p>1079692</text:p>
          </table:table-cell>
          <table:table-cell office:value-type="float" office:value="212" calcext:value-type="float">
            <text:p>21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99541" calcext:value-type="float">
            <text:p>199541</text:p>
          </table:table-cell>
          <table:table-cell office:value-type="float" office:value="306" calcext:value-type="float">
            <text:p>306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2752" calcext:value-type="float">
            <text:p>332752</text:p>
          </table:table-cell>
          <table:table-cell office:value-type="float" office:value="304" calcext:value-type="float">
            <text:p>30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12437" calcext:value-type="float">
            <text:p>1512437</text:p>
          </table:table-cell>
          <table:table-cell office:value-type="float" office:value="249.5" calcext:value-type="float">
            <text:p>249,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3620" calcext:value-type="float">
            <text:p>83620</text:p>
          </table:table-cell>
          <table:table-cell office:value-type="float" office:value="313" calcext:value-type="float">
            <text:p>313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8438" calcext:value-type="float">
            <text:p>908438</text:p>
          </table:table-cell>
          <table:table-cell office:value-type="float" office:value="295" calcext:value-type="float">
            <text:p>29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763973" calcext:value-type="float">
            <text:p>2763973</text:p>
          </table:table-cell>
          <table:table-cell office:value-type="float" office:value="255" calcext:value-type="float">
            <text:p>25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881" calcext:value-type="float">
            <text:p>48881</text:p>
          </table:table-cell>
          <table:table-cell office:value-type="float" office:value="278" calcext:value-type="float">
            <text:p>278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9019" calcext:value-type="float">
            <text:p>79019</text:p>
          </table:table-cell>
          <table:table-cell office:value-type="float" office:value="310.9" calcext:value-type="float">
            <text:p>310,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972153" calcext:value-type="float">
            <text:p>1972153</text:p>
          </table:table-cell>
          <table:table-cell office:value-type="float" office:value="211" calcext:value-type="float">
            <text:p>21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78849" calcext:value-type="float">
            <text:p>378849</text:p>
          </table:table-cell>
          <table:table-cell office:value-type="float" office:value="269" calcext:value-type="float">
            <text:p>269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3035" calcext:value-type="float">
            <text:p>73035</text:p>
          </table:table-cell>
          <table:table-cell office:value-type="float" office:value="315" calcext:value-type="float">
            <text:p>31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289099" calcext:value-type="float">
            <text:p>5289099</text:p>
          </table:table-cell>
          <table:table-cell office:value-type="float" office:value="217" calcext:value-type="float">
            <text:p>21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1802" calcext:value-type="float">
            <text:p>11802</text:p>
          </table:table-cell>
          <table:table-cell office:value-type="float" office:value="283" calcext:value-type="float">
            <text:p>283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6231" calcext:value-type="float">
            <text:p>386231</text:p>
          </table:table-cell>
          <table:table-cell office:value-type="float" office:value="296" calcext:value-type="float">
            <text:p>29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20359" calcext:value-type="float">
            <text:p>420359</text:p>
          </table:table-cell>
          <table:table-cell office:value-type="float" office:value="235" calcext:value-type="float">
            <text:p>23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5293" calcext:value-type="float">
            <text:p>35293</text:p>
          </table:table-cell>
          <table:table-cell office:value-type="float" office:value="264.4" calcext:value-type="float">
            <text:p>264,4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5988" calcext:value-type="float">
            <text:p>505988</text:p>
          </table:table-cell>
          <table:table-cell office:value-type="float" office:value="267" calcext:value-type="float">
            <text:p>26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84676" calcext:value-type="float">
            <text:p>584676</text:p>
          </table:table-cell>
          <table:table-cell office:value-type="float" office:value="234.7" calcext:value-type="float">
            <text:p>234,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4751" calcext:value-type="float">
            <text:p>44751</text:p>
          </table:table-cell>
          <table:table-cell office:value-type="float" office:value="250" calcext:value-type="float">
            <text:p>250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2192" calcext:value-type="float">
            <text:p>232192</text:p>
          </table:table-cell>
          <table:table-cell office:value-type="float" office:value="278" calcext:value-type="float">
            <text:p>27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98945" calcext:value-type="float">
            <text:p>598945</text:p>
          </table:table-cell>
          <table:table-cell office:value-type="float" office:value="221" calcext:value-type="float">
            <text:p>22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9943" calcext:value-type="float">
            <text:p>29943</text:p>
          </table:table-cell>
          <table:table-cell office:value-type="float" office:value="243" calcext:value-type="float">
            <text:p>243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89914" calcext:value-type="float">
            <text:p>889914</text:p>
          </table:table-cell>
          <table:table-cell office:value-type="float" office:value="305" calcext:value-type="float">
            <text:p>30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621884" calcext:value-type="float">
            <text:p>2621884</text:p>
          </table:table-cell>
          <table:table-cell office:value-type="float" office:value="240" calcext:value-type="float">
            <text:p>24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5139" calcext:value-type="float">
            <text:p>35139</text:p>
          </table:table-cell>
          <table:table-cell office:value-type="float" office:value="272" calcext:value-type="float">
            <text:p>272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6137" calcext:value-type="float">
            <text:p>196137</text:p>
          </table:table-cell>
          <table:table-cell office:value-type="float" office:value="278" calcext:value-type="float">
            <text:p>27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47144" calcext:value-type="float">
            <text:p>847144</text:p>
          </table:table-cell>
          <table:table-cell office:value-type="float" office:value="208" calcext:value-type="float">
            <text:p>20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7701" calcext:value-type="float">
            <text:p>97701</text:p>
          </table:table-cell>
          <table:table-cell office:value-type="float" office:value="206" calcext:value-type="float">
            <text:p>206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92079" calcext:value-type="float">
            <text:p>492079</text:p>
          </table:table-cell>
          <table:table-cell office:value-type="float" office:value="302" calcext:value-type="float">
            <text:p>30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15209" calcext:value-type="float">
            <text:p>1015209</text:p>
          </table:table-cell>
          <table:table-cell office:value-type="float" office:value="169" calcext:value-type="float">
            <text:p>16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2848" calcext:value-type="float">
            <text:p>72848</text:p>
          </table:table-cell>
          <table:table-cell office:value-type="float" office:value="202" calcext:value-type="float">
            <text:p>202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6567" calcext:value-type="float">
            <text:p>286567</text:p>
          </table:table-cell>
          <table:table-cell office:value-type="float" office:value="305.9" calcext:value-type="float">
            <text:p>305,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15144" calcext:value-type="float">
            <text:p>615144</text:p>
          </table:table-cell>
          <table:table-cell office:value-type="float" office:value="175" calcext:value-type="float">
            <text:p>17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5070" calcext:value-type="float">
            <text:p>85070</text:p>
          </table:table-cell>
          <table:table-cell office:value-type="float" office:value="226" calcext:value-type="float">
            <text:p>226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3690" calcext:value-type="float">
            <text:p>273690</text:p>
          </table:table-cell>
          <table:table-cell office:value-type="float" office:value="314" calcext:value-type="float">
            <text:p>31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89519" calcext:value-type="float">
            <text:p>489519</text:p>
          </table:table-cell>
          <table:table-cell office:value-type="float" office:value="187" calcext:value-type="float">
            <text:p>18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3790" calcext:value-type="float">
            <text:p>53790</text:p>
          </table:table-cell>
          <table:table-cell office:value-type="float" office:value="192.1" calcext:value-type="float">
            <text:p>192,1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5174" calcext:value-type="float">
            <text:p>135174</text:p>
          </table:table-cell>
          <table:table-cell office:value-type="float" office:value="297" calcext:value-type="float">
            <text:p>29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84794" calcext:value-type="float">
            <text:p>384794</text:p>
          </table:table-cell>
          <table:table-cell office:value-type="float" office:value="206.9" calcext:value-type="float">
            <text:p>206,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3583" calcext:value-type="float">
            <text:p>93583</text:p>
          </table:table-cell>
          <table:table-cell office:value-type="float" office:value="219" calcext:value-type="float">
            <text:p>219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6287" calcext:value-type="float">
            <text:p>356287</text:p>
          </table:table-cell>
          <table:table-cell office:value-type="float" office:value="309" calcext:value-type="float">
            <text:p>30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24737" calcext:value-type="float">
            <text:p>524737</text:p>
          </table:table-cell>
          <table:table-cell office:value-type="float" office:value="224" calcext:value-type="float">
            <text:p>22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9726" calcext:value-type="float">
            <text:p>179726</text:p>
          </table:table-cell>
          <table:table-cell office:value-type="float" office:value="204" calcext:value-type="float">
            <text:p>204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7686" calcext:value-type="float">
            <text:p>417686</text:p>
          </table:table-cell>
          <table:table-cell office:value-type="float" office:value="306" calcext:value-type="float">
            <text:p>30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14319" calcext:value-type="float">
            <text:p>214319</text:p>
          </table:table-cell>
          <table:table-cell office:value-type="float" office:value="236" calcext:value-type="float">
            <text:p>23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40239" calcext:value-type="float">
            <text:p>140239</text:p>
          </table:table-cell>
          <table:table-cell office:value-type="float" office:value="217" calcext:value-type="float">
            <text:p>217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19637" calcext:value-type="float">
            <text:p>519637</text:p>
          </table:table-cell>
          <table:table-cell office:value-type="float" office:value="312" calcext:value-type="float">
            <text:p>31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04605" calcext:value-type="float">
            <text:p>1404605</text:p>
          </table:table-cell>
          <table:table-cell office:value-type="float" office:value="267" calcext:value-type="float">
            <text:p>26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1720" calcext:value-type="float">
            <text:p>71720</text:p>
          </table:table-cell>
          <table:table-cell office:value-type="float" office:value="185" calcext:value-type="float">
            <text:p>185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9525" calcext:value-type="float">
            <text:p>409525</text:p>
          </table:table-cell>
          <table:table-cell office:value-type="float" office:value="289" calcext:value-type="float">
            <text:p>28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47278" calcext:value-type="float">
            <text:p>947278</text:p>
          </table:table-cell>
          <table:table-cell office:value-type="float" office:value="271" calcext:value-type="float">
            <text:p>27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7438" calcext:value-type="float">
            <text:p>67438</text:p>
          </table:table-cell>
          <table:table-cell office:value-type="float" office:value="165" calcext:value-type="float">
            <text:p>165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2851" calcext:value-type="float">
            <text:p>202851</text:p>
          </table:table-cell>
          <table:table-cell office:value-type="float" office:value="322" calcext:value-type="float">
            <text:p>32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342682" calcext:value-type="float">
            <text:p>1342682</text:p>
          </table:table-cell>
          <table:table-cell office:value-type="float" office:value="227" calcext:value-type="float">
            <text:p>22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4345" calcext:value-type="float">
            <text:p>184345</text:p>
          </table:table-cell>
          <table:table-cell office:value-type="float" office:value="168.3" calcext:value-type="float">
            <text:p>168,3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5734" calcext:value-type="float">
            <text:p>215734</text:p>
          </table:table-cell>
          <table:table-cell office:value-type="float" office:value="305" calcext:value-type="float">
            <text:p>30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10352" calcext:value-type="float">
            <text:p>610352</text:p>
          </table:table-cell>
          <table:table-cell office:value-type="float" office:value="202" calcext:value-type="float">
            <text:p>20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4615" calcext:value-type="float">
            <text:p>44615</text:p>
          </table:table-cell>
          <table:table-cell office:value-type="float" office:value="165" calcext:value-type="float">
            <text:p>165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1590" calcext:value-type="float">
            <text:p>111590</text:p>
          </table:table-cell>
          <table:table-cell office:value-type="float" office:value="308" calcext:value-type="float">
            <text:p>30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108134" calcext:value-type="float">
            <text:p>1108134</text:p>
          </table:table-cell>
          <table:table-cell office:value-type="float" office:value="231" calcext:value-type="float">
            <text:p>23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1256" calcext:value-type="float">
            <text:p>91256</text:p>
          </table:table-cell>
          <table:table-cell office:value-type="float" office:value="170" calcext:value-type="float">
            <text:p>170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2439" calcext:value-type="float">
            <text:p>202439</text:p>
          </table:table-cell>
          <table:table-cell office:value-type="float" office:value="284" calcext:value-type="float">
            <text:p>28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55964" calcext:value-type="float">
            <text:p>655964</text:p>
          </table:table-cell>
          <table:table-cell office:value-type="float" office:value="283.2" calcext:value-type="float">
            <text:p>283,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7300" calcext:value-type="float">
            <text:p>87300</text:p>
          </table:table-cell>
          <table:table-cell office:value-type="float" office:value="201" calcext:value-type="float">
            <text:p>201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17753" calcext:value-type="float">
            <text:p>817753</text:p>
          </table:table-cell>
          <table:table-cell office:value-type="float" office:value="204" calcext:value-type="float">
            <text:p>20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85935" calcext:value-type="float">
            <text:p>785935</text:p>
          </table:table-cell>
          <table:table-cell office:value-type="float" office:value="291" calcext:value-type="float">
            <text:p>29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7849" calcext:value-type="float">
            <text:p>77849</text:p>
          </table:table-cell>
          <table:table-cell office:value-type="float" office:value="183" calcext:value-type="float">
            <text:p>183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974" calcext:value-type="float">
            <text:p>97974</text:p>
          </table:table-cell>
          <table:table-cell office:value-type="float" office:value="213" calcext:value-type="float">
            <text:p>21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281445" calcext:value-type="float">
            <text:p>1281445</text:p>
          </table:table-cell>
          <table:table-cell office:value-type="float" office:value="245" calcext:value-type="float">
            <text:p>24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6441" calcext:value-type="float">
            <text:p>76441</text:p>
          </table:table-cell>
          <table:table-cell office:value-type="float" office:value="282" calcext:value-type="float">
            <text:p>282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6807" calcext:value-type="float">
            <text:p>246807</text:p>
          </table:table-cell>
          <table:table-cell office:value-type="float" office:value="239" calcext:value-type="float">
            <text:p>23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97248" calcext:value-type="float">
            <text:p>597248</text:p>
          </table:table-cell>
          <table:table-cell office:value-type="float" office:value="199" calcext:value-type="float">
            <text:p>19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5933" calcext:value-type="float">
            <text:p>105933</text:p>
          </table:table-cell>
          <table:table-cell office:value-type="float" office:value="266" calcext:value-type="float">
            <text:p>266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05678" calcext:value-type="float">
            <text:p>705678</text:p>
          </table:table-cell>
          <table:table-cell office:value-type="float" office:value="247" calcext:value-type="float">
            <text:p>24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94239" calcext:value-type="float">
            <text:p>2494239</text:p>
          </table:table-cell>
          <table:table-cell office:value-type="float" office:value="243" calcext:value-type="float">
            <text:p>24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4693" calcext:value-type="float">
            <text:p>24693</text:p>
          </table:table-cell>
          <table:table-cell office:value-type="float" office:value="218.8" calcext:value-type="float">
            <text:p>218,8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2274" calcext:value-type="float">
            <text:p>132274</text:p>
          </table:table-cell>
          <table:table-cell office:value-type="float" office:value="281" calcext:value-type="float">
            <text:p>28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47169" calcext:value-type="float">
            <text:p>1147169</text:p>
          </table:table-cell>
          <table:table-cell office:value-type="float" office:value="286" calcext:value-type="float">
            <text:p>28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9807" calcext:value-type="float">
            <text:p>39807</text:p>
          </table:table-cell>
          <table:table-cell office:value-type="float" office:value="237" calcext:value-type="float">
            <text:p>237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5238" calcext:value-type="float">
            <text:p>265238</text:p>
          </table:table-cell>
          <table:table-cell office:value-type="float" office:value="207.9" calcext:value-type="float">
            <text:p>207,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62764" calcext:value-type="float">
            <text:p>1062764</text:p>
          </table:table-cell>
          <table:table-cell office:value-type="float" office:value="289" calcext:value-type="float">
            <text:p>28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7043" calcext:value-type="float">
            <text:p>57043</text:p>
          </table:table-cell>
          <table:table-cell office:value-type="float" office:value="284" calcext:value-type="float">
            <text:p>284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85780" calcext:value-type="float">
            <text:p>785780</text:p>
          </table:table-cell>
          <table:table-cell office:value-type="float" office:value="195" calcext:value-type="float">
            <text:p>19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7986303" calcext:value-type="float">
            <text:p>17986303</text:p>
          </table:table-cell>
          <table:table-cell office:value-type="float" office:value="271.3" calcext:value-type="float">
            <text:p>271,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9183" calcext:value-type="float">
            <text:p>19183</text:p>
          </table:table-cell>
          <table:table-cell office:value-type="float" office:value="280" calcext:value-type="float">
            <text:p>280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57599" calcext:value-type="float">
            <text:p>1157599</text:p>
          </table:table-cell>
          <table:table-cell office:value-type="float" office:value="201" calcext:value-type="float">
            <text:p>20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843995" calcext:value-type="float">
            <text:p>2843995</text:p>
          </table:table-cell>
          <table:table-cell office:value-type="float" office:value="246" calcext:value-type="float">
            <text:p>24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5765" calcext:value-type="float">
            <text:p>65765</text:p>
          </table:table-cell>
          <table:table-cell office:value-type="float" office:value="284" calcext:value-type="float">
            <text:p>284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62714" calcext:value-type="float">
            <text:p>562714</text:p>
          </table:table-cell>
          <table:table-cell office:value-type="float" office:value="206" calcext:value-type="float">
            <text:p>20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26544" calcext:value-type="float">
            <text:p>2426544</text:p>
          </table:table-cell>
          <table:table-cell office:value-type="float" office:value="237" calcext:value-type="float">
            <text:p>23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6791" calcext:value-type="float">
            <text:p>96791</text:p>
          </table:table-cell>
          <table:table-cell office:value-type="float" office:value="241" calcext:value-type="float">
            <text:p>241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4281" calcext:value-type="float">
            <text:p>254281</text:p>
          </table:table-cell>
          <table:table-cell office:value-type="float" office:value="242" calcext:value-type="float">
            <text:p>24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301714" calcext:value-type="float">
            <text:p>1301714</text:p>
          </table:table-cell>
          <table:table-cell office:value-type="float" office:value="229" calcext:value-type="float">
            <text:p>22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8330" calcext:value-type="float">
            <text:p>18330</text:p>
          </table:table-cell>
          <table:table-cell office:value-type="float" office:value="286" calcext:value-type="float">
            <text:p>286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9375" calcext:value-type="float">
            <text:p>149375</text:p>
          </table:table-cell>
          <table:table-cell office:value-type="float" office:value="269" calcext:value-type="float">
            <text:p>26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09101" calcext:value-type="float">
            <text:p>809101</text:p>
          </table:table-cell>
          <table:table-cell office:value-type="float" office:value="272" calcext:value-type="float">
            <text:p>27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5242" calcext:value-type="float">
            <text:p>95242</text:p>
          </table:table-cell>
          <table:table-cell office:value-type="float" office:value="286" calcext:value-type="float">
            <text:p>286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57673" calcext:value-type="float">
            <text:p>557673</text:p>
          </table:table-cell>
          <table:table-cell office:value-type="float" office:value="303" calcext:value-type="float">
            <text:p>30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52634" calcext:value-type="float">
            <text:p>2452634</text:p>
          </table:table-cell>
          <table:table-cell office:value-type="float" office:value="275" calcext:value-type="float">
            <text:p>27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1288" calcext:value-type="float">
            <text:p>61288</text:p>
          </table:table-cell>
          <table:table-cell office:value-type="float" office:value="289" calcext:value-type="float">
            <text:p>289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222" calcext:value-type="float">
            <text:p>70222</text:p>
          </table:table-cell>
          <table:table-cell office:value-type="float" office:value="292" calcext:value-type="float">
            <text:p>29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07770" calcext:value-type="float">
            <text:p>407770</text:p>
          </table:table-cell>
          <table:table-cell office:value-type="float" office:value="252" calcext:value-type="float">
            <text:p>25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1200" calcext:value-type="float">
            <text:p>81200</text:p>
          </table:table-cell>
          <table:table-cell office:value-type="float" office:value="278.2" calcext:value-type="float">
            <text:p>278,2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0948" calcext:value-type="float">
            <text:p>470948</text:p>
          </table:table-cell>
          <table:table-cell office:value-type="float" office:value="303" calcext:value-type="float">
            <text:p>30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27453" calcext:value-type="float">
            <text:p>227453</text:p>
          </table:table-cell>
          <table:table-cell office:value-type="float" office:value="275.2" calcext:value-type="float">
            <text:p>275,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5542" calcext:value-type="float">
            <text:p>15542</text:p>
          </table:table-cell>
          <table:table-cell office:value-type="float" office:value="289" calcext:value-type="float">
            <text:p>289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4603" calcext:value-type="float">
            <text:p>134603</text:p>
          </table:table-cell>
          <table:table-cell office:value-type="float" office:value="311" calcext:value-type="float">
            <text:p>31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3047" calcext:value-type="float">
            <text:p>93047</text:p>
          </table:table-cell>
          <table:table-cell office:value-type="float" office:value="289" calcext:value-type="float">
            <text:p>289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5500" calcext:value-type="float">
            <text:p>25500</text:p>
          </table:table-cell>
          <table:table-cell office:value-type="float" office:value="274" calcext:value-type="float">
            <text:p>274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448909.686868687" calcext:value-type="float">
            <text:p>448909,686868687</text:p>
          </table:table-cell>
          <table:table-cell table:formula="of:=AVERAGE([.C11:.C110])" office:value-type="float" office:value="273.929" calcext:value-type="float">
            <text:p>273,929</text:p>
          </table:table-cell>
          <table:table-cell table:formula="of:=AVERAGE([.D11:.D110])" office:value-type="float" office:value="0.814" calcext:value-type="float">
            <text:p>0,814</text:p>
          </table:table-cell>
          <table:table-cell table:number-columns-repeated="2"/>
          <table:table-cell table:formula="of:=AVERAGE([.G11:.G110])" office:value-type="float" office:value="1666876.85714286" calcext:value-type="float">
            <text:p>1666876,85714286</text:p>
          </table:table-cell>
          <table:table-cell table:formula="of:=AVERAGE([.H11:.H110])" office:value-type="float" office:value="217.794" calcext:value-type="float">
            <text:p>217,794</text:p>
          </table:table-cell>
          <table:table-cell table:formula="of:=AVERAGE([.I11:.I110])" office:value-type="float" office:value="1.656" calcext:value-type="float">
            <text:p>1,656</text:p>
          </table:table-cell>
          <table:table-cell table:number-columns-repeated="2"/>
          <table:table-cell table:formula="of:=AVERAGE([.L11:.L110])" office:value-type="float" office:value="79848.19" calcext:value-type="float">
            <text:p>79848,19</text:p>
          </table:table-cell>
          <table:table-cell table:formula="of:=AVERAGE([.M11:.M110])" office:value-type="float" office:value="230.908" calcext:value-type="float">
            <text:p>230,908</text:p>
          </table:table-cell>
          <table:table-cell table:formula="of:=AVERAGE([.N11:.N110])" office:value-type="float" office:value="3.78199999999999" calcext:value-type="float">
            <text:p>3,78199999999999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475460.828271774" calcext:value-type="float">
            <text:p>475460,828271774</text:p>
          </table:table-cell>
          <table:table-cell table:formula="of:=STDEVP([.C11:.C110])" office:value-type="float" office:value="37.5126653145308" calcext:value-type="float">
            <text:p>37,5126653145308</text:p>
          </table:table-cell>
          <table:table-cell table:formula="of:=STDEVP([.D11:.D110])" office:value-type="float" office:value="0.104899952335547" calcext:value-type="float">
            <text:p>0,104899952335547</text:p>
          </table:table-cell>
          <table:table-cell table:number-columns-repeated="2"/>
          <table:table-cell table:formula="of:=STDEVP([.G11:.G110])" office:value-type="float" office:value="2042499.04129696" calcext:value-type="float">
            <text:p>2042499,04129696</text:p>
          </table:table-cell>
          <table:table-cell table:formula="of:=STDEVP([.H11:.H110])" office:value-type="float" office:value="33.5249096046507" calcext:value-type="float">
            <text:p>33,5249096046507</text:p>
          </table:table-cell>
          <table:table-cell table:formula="of:=STDEVP([.I11:.I110])" office:value-type="float" office:value="0.335356526699571" calcext:value-type="float">
            <text:p>0,335356526699571</text:p>
          </table:table-cell>
          <table:table-cell table:number-columns-repeated="2"/>
          <table:table-cell table:formula="of:=STDEVP([.L11:.L110])" office:value-type="float" office:value="49413.1364575646" calcext:value-type="float">
            <text:p>49413,1364575646</text:p>
          </table:table-cell>
          <table:table-cell table:formula="of:=STDEVP([.M11:.M110])" office:value-type="float" office:value="49.7685818162423" calcext:value-type="float">
            <text:p>49,7685818162423</text:p>
          </table:table-cell>
          <table:table-cell table:formula="of:=STDEVP([.N11:.N110])" office:value-type="float" office:value="0.326" calcext:value-type="float">
            <text:p>0,326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338017" calcext:value-type="float">
            <text:p>338017</text:p>
          </table:table-cell>
          <table:table-cell table:formula="of:=MEDIAN([.C11:.C110])" office:value-type="float" office:value="286.5" calcext:value-type="float">
            <text:p>286,5</text:p>
          </table:table-cell>
          <table:table-cell table:formula="of:=MEDIAN([.D11:.D110])" office:value-type="float" office:value="0.8" calcext:value-type="float">
            <text:p>0,8</text:p>
          </table:table-cell>
          <table:table-cell table:number-columns-repeated="2"/>
          <table:table-cell table:formula="of:=MEDIAN([.G11:.G110])" office:value-type="float" office:value="1126934" calcext:value-type="float">
            <text:p>1126934</text:p>
          </table:table-cell>
          <table:table-cell table:formula="of:=MEDIAN([.H11:.H110])" office:value-type="float" office:value="213.45" calcext:value-type="float">
            <text:p>213,45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73606" calcext:value-type="float">
            <text:p>73606</text:p>
          </table:table-cell>
          <table:table-cell table:formula="of:=MEDIAN([.M11:.M110])" office:value-type="float" office:value="217.9" calcext:value-type="float">
            <text:p>217,9</text:p>
          </table:table-cell>
          <table:table-cell table:formula="of:=MEDIAN([.N11:.N110])"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540865.08" calcext:value-type="float">
            <text:p>540865,08</text:p>
          </table:table-cell>
          <table:table-cell table:formula="of:=AVERAGE([.C11:.C60])" office:value-type="float" office:value="273.798" calcext:value-type="float">
            <text:p>273,798</text:p>
          </table:table-cell>
          <table:table-cell table:formula="of:=AVERAGE([.D11:.D60])" office:value-type="float" office:value="0.901999999999999" calcext:value-type="float">
            <text:p>0,901999999999999</text:p>
          </table:table-cell>
          <table:table-cell table:number-columns-repeated="2"/>
          <table:table-cell table:formula="of:=AVERAGE([.G11:.G60])" office:value-type="float" office:value="1588413.24" calcext:value-type="float">
            <text:p>1588413,24</text:p>
          </table:table-cell>
          <table:table-cell table:formula="of:=AVERAGE([.H11:.H60])" office:value-type="float" office:value="204.18" calcext:value-type="float">
            <text:p>204,18</text:p>
          </table:table-cell>
          <table:table-cell table:formula="of:=AVERAGE([.I11:.I60])" office:value-type="float" office:value="1.512" calcext:value-type="float">
            <text:p>1,512</text:p>
          </table:table-cell>
          <table:table-cell table:number-columns-repeated="2"/>
          <table:table-cell table:formula="of:=AVERAGE([.L11:.L60])" office:value-type="float" office:value="82117.42" calcext:value-type="float">
            <text:p>82117,42</text:p>
          </table:table-cell>
          <table:table-cell table:formula="of:=AVERAGE([.M11:.M60])" office:value-type="float" office:value="213.118" calcext:value-type="float">
            <text:p>213,118</text:p>
          </table:table-cell>
          <table:table-cell table:formula="of:=AVERAGE([.N11:.N60])" office:value-type="float" office:value="3.664" calcext:value-type="float">
            <text:p>3,664</text:p>
          </table:table-cell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355077.653061225" calcext:value-type="float">
            <text:p>355077,653061225</text:p>
          </table:table-cell>
          <table:table-cell table:formula="of:=AVERAGE([.C61:.C110])" office:value-type="float" office:value="274.06" calcext:value-type="float">
            <text:p>274,06</text:p>
          </table:table-cell>
          <table:table-cell table:formula="of:=AVERAGE([.D61:.D110])" office:value-type="float" office:value="0.726" calcext:value-type="float">
            <text:p>0,726</text:p>
          </table:table-cell>
          <table:table-cell table:number-columns-repeated="2"/>
          <table:table-cell table:formula="of:=AVERAGE([.G61:.G110])" office:value-type="float" office:value="1748609.79166667" calcext:value-type="float">
            <text:p>1748609,79166667</text:p>
          </table:table-cell>
          <table:table-cell table:formula="of:=AVERAGE([.H61:.H110])" office:value-type="float" office:value="231.408" calcext:value-type="float">
            <text:p>231,408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77578.96" calcext:value-type="float">
            <text:p>77578,96</text:p>
          </table:table-cell>
          <table:table-cell table:formula="of:=AVERAGE([.M61:.M110])" office:value-type="float" office:value="248.698" calcext:value-type="float">
            <text:p>248,698</text:p>
          </table:table-cell>
          <table:table-cell table:formula="of:=AVERAGE([.N61:.N110])"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248624.216954476" calcext:value-type="float">
            <text:p>248624,216954476</text:p>
          </table:table-cell>
          <table:table-cell table:formula="of:=STDEVP([.C61:.C110])" office:value-type="float" office:value="38.3016709818253" calcext:value-type="float">
            <text:p>38,3016709818253</text:p>
          </table:table-cell>
          <table:table-cell table:formula="of:=STDEVP([.D61:.D110])" office:value-type="float" office:value="0.0438634243989226" calcext:value-type="float">
            <text:p>0,043863424398923</text:p>
          </table:table-cell>
          <table:table-cell table:number-columns-repeated="2"/>
          <table:table-cell table:formula="of:=STDEVP([.G61:.G110])" office:value-type="float" office:value="2657683.79505221" calcext:value-type="float">
            <text:p>2657683,79505221</text:p>
          </table:table-cell>
          <table:table-cell table:formula="of:=STDEVP([.H61:.H110])" office:value-type="float" office:value="32.4852264267928" calcext:value-type="float">
            <text:p>32,4852264267928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58869.5378527673" calcext:value-type="float">
            <text:p>58869,5378527673</text:p>
          </table:table-cell>
          <table:table-cell table:formula="of:=STDEVP([.M61:.M110])" office:value-type="float" office:value="44.8505495618504" calcext:value-type="float">
            <text:p>44,8505495618504</text:p>
          </table:table-cell>
          <table:table-cell table:formula="of:=STDEVP([.N61:.N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376998.5" calcext:value-type="float">
            <text:p>376998,5</text:p>
          </table:table-cell>
          <table:table-cell table:formula="of:=MEDIAN([.C11:.C60])" office:value-type="float" office:value="286" calcext:value-type="float">
            <text:p>286</text:p>
          </table:table-cell>
          <table:table-cell table:formula="of:=MEDIAN([.D11:.D60])" office:value-type="float" office:value="0.9" calcext:value-type="float">
            <text:p>0,9</text:p>
          </table:table-cell>
          <table:table-cell table:number-columns-repeated="2"/>
          <table:table-cell table:formula="of:=MEDIAN([.G11:.G60])" office:value-type="float" office:value="1235688.5" calcext:value-type="float">
            <text:p>1235688,5</text:p>
          </table:table-cell>
          <table:table-cell table:formula="of:=MEDIAN([.H11:.H60])" office:value-type="float" office:value="193" calcext:value-type="float">
            <text:p>193</text:p>
          </table:table-cell>
          <table:table-cell table:formula="of:=MEDIAN([.I11:.I60])" office:value-type="float" office:value="1.7" calcext:value-type="float">
            <text:p>1,7</text:p>
          </table:table-cell>
          <table:table-cell table:number-columns-repeated="2"/>
          <table:table-cell table:formula="of:=MEDIAN([.L11:.L60])" office:value-type="float" office:value="81922.5" calcext:value-type="float">
            <text:p>81922,5</text:p>
          </table:table-cell>
          <table:table-cell table:formula="of:=MEDIAN([.M11:.M60])" office:value-type="float" office:value="197" calcext:value-type="float">
            <text:p>197</text:p>
          </table:table-cell>
          <table:table-cell table:formula="of:=MEDIAN([.N11:.N60])"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273690" calcext:value-type="float">
            <text:p>273690</text:p>
          </table:table-cell>
          <table:table-cell table:formula="of:=MEDIAN([.C61:.C110])" office:value-type="float" office:value="287" calcext:value-type="float">
            <text:p>287</text:p>
          </table:table-cell>
          <table:table-cell table:formula="of:=MEDIAN([.D61:.D110])" office:value-type="float" office:value="0.7" calcext:value-type="float">
            <text:p>0,7</text:p>
          </table:table-cell>
          <table:table-cell table:number-columns-repeated="2"/>
          <table:table-cell table:formula="of:=MEDIAN([.G61:.G110])" office:value-type="float" office:value="1071228" calcext:value-type="float">
            <text:p>1071228</text:p>
          </table:table-cell>
          <table:table-cell table:formula="of:=MEDIAN([.H61:.H110])" office:value-type="float" office:value="231.35" calcext:value-type="float">
            <text:p>231,35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66618.5" calcext:value-type="float">
            <text:p>66618,5</text:p>
          </table:table-cell>
          <table:table-cell table:formula="of:=MEDIAN([.M61:.M110])" office:value-type="float" office:value="264.7" calcext:value-type="float">
            <text:p>264,7</text:p>
          </table:table-cell>
          <table:table-cell table:formula="of:=MEDIAN([.N61:.N110])" office:value-type="float" office:value="3.9" calcext:value-type="float">
            <text:p>3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9:19:09.69003992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8H7M37S</meta:editing-duration>
    <meta:editing-cycles>25</meta:editing-cycles>
    <meta:generator>LibreOffice/6.0.7.3$Linux_X86_64 LibreOffice_project/00m0$Build-3</meta:generator>
    <dc:date>2020-10-04T19:19:20.016202232</dc:date>
    <meta:document-statistic meta:table-count="1" meta:cell-count="13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2.878cm" svg:y="1.475cm" svg:width="10.187cm" svg:height="5.717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2:Tabelle1.A6</svg:desc>
                </draw:g>
              </table:table-cell>
              <table:table-cell office:value-type="float" office:value="355077.653061225">
                <text:p>355077.653061225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8624.216954476">
                <text:p>248624.216954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